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1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3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4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5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17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1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19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0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21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2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4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dddddd" draw:auto-grow-height="true" draw:auto-grow-width="false" fo:max-height="0cm" fo:min-height="0.71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3465a4" draw:textarea-vertical-align="middle" draw:auto-grow-height="true" draw:auto-grow-width="false" fo:max-height="0cm" fo:min-height="1.699cm"/>
      <style:paragraph-properties style:writing-mode="lr-tb"/>
    </style:style>
    <style:style style:name="gr31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2" style:family="graphic" style:parent-style-name="Graphic">
      <style:graphic-properties draw:fill-color="#ffff38" draw:textarea-horizontal-align="justify" draw:textarea-vertical-align="middle" draw:auto-grow-height="false" fo:min-height="2.778cm" fo:min-width="9.26cm" fo:wrap-option="wrap"/>
      <style:paragraph-properties style:writing-mode="lr-tb"/>
    </style:style>
    <style:style style:name="gr33" style:family="graphic" style:parent-style-name="Graphic">
      <style:graphic-properties draw:fill-color="#ffff38" draw:textarea-horizontal-align="justify" draw:textarea-vertical-align="middle" draw:auto-grow-height="false" fo:min-height="1.425cm" fo:min-width="4.63cm" fo:wrap-option="wrap"/>
      <style:paragraph-properties style:writing-mode="lr-tb"/>
    </style:style>
    <style:style style:name="gr34" style:family="graphic" style:parent-style-name="Graphic">
      <style:graphic-properties draw:fill-color="#ffff38" draw:textarea-horizontal-align="justify" draw:textarea-vertical-align="middle" draw:auto-grow-height="false" fo:min-height="1.425cm" fo:min-width="17.13cm" fo:wrap-option="wrap"/>
      <style:paragraph-properties style:writing-mode="lr-tb"/>
    </style:style>
    <style:style style:name="gr35" style:family="graphic" style:parent-style-name="Graphic">
      <style:graphic-properties draw:fill-color="#ffff38" draw:textarea-horizontal-align="justify" draw:textarea-vertical-align="middle" draw:auto-grow-height="false" fo:min-height="1.425cm" fo:min-width="13.426cm" fo:wrap-option="wrap"/>
      <style:paragraph-properties style:writing-mode="lr-tb"/>
    </style:style>
    <style:style style:name="gr36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7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8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9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40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41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42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44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45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46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47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48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49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50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758cm" style:use-optimal-column-width="false"/>
    </style:style>
    <style:style style:name="co7" style:family="table-column">
      <style:table-column-properties style:column-width="10.256cm" style:use-optimal-column-width="false"/>
    </style:style>
    <style:style style:name="co8" style:family="table-column">
      <style:table-column-properties style:column-width="3.486cm" style:use-optimal-column-width="false"/>
    </style:style>
    <style:style style:name="co9" style:family="table-column">
      <style:table-column-properties style:column-width="6.015cm" style:use-optimal-column-width="false"/>
    </style:style>
    <style:style style:name="co10" style:family="table-column">
      <style:table-column-properties style:column-width="13.786cm" style:use-optimal-column-width="false"/>
    </style:style>
    <style:style style:name="co11" style:family="table-column">
      <style:table-column-properties style:column-width="1.56cm" style:use-optimal-column-width="false"/>
    </style:style>
    <style:style style:name="co12" style:family="table-column">
      <style:table-column-properties style:column-width="1.576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038cm" style:use-optimal-row-height="false"/>
    </style:style>
    <style:style style:name="ro6" style:family="table-row">
      <style:table-row-properties style:row-height="1.031cm" style:use-optimal-row-height="false"/>
    </style:style>
    <style:style style:name="ro7" style:family="table-row">
      <style:table-row-properties style:row-height="1.18cm" style:use-optimal-row-height="false"/>
    </style:style>
    <style:style style:name="ro8" style:family="table-row">
      <style:table-row-properties style:row-height="1.174cm" style:use-optimal-row-height="false"/>
    </style:style>
    <style:style style:name="ro9" style:family="table-row">
      <style:table-row-properties style:row-height="1.036cm" style:use-optimal-row-height="false"/>
    </style:style>
    <style:style style:name="ro10" style:family="table-row">
      <style:table-row-properties style:row-height="1.109cm" style:use-optimal-row-height="false"/>
    </style:style>
    <style:style style:name="ro11" style:family="table-row">
      <style:table-row-properties style:row-height="0.942cm" style:use-optimal-row-height="false"/>
    </style:style>
    <style:style style:name="ro12" style:family="table-row">
      <style:table-row-properties style:row-height="0.946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3" style:family="table-cell">
      <loext:graphic-properties draw:textarea-vertical-align="middle"/>
      <style:paragraph-properties fo:text-align="start"/>
      <style:text-properties fo:color="#666666" loext:opacity="100%" loext:color-lum-mod="100%" loext:color-lum-off="0%" style:font-name="Liberation Mono" fo:font-size="15pt" style:font-name-asian="Liberation Mono" style:font-size-asian="15pt" style:font-size-complex="15pt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loext:color-lum-mod="100%" loext:color-lum-off="0%"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ce5" style:family="table-cell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6" style:family="table-cell">
      <style:paragraph-properties fo:text-align="start"/>
      <style:text-properties fo:color="#666666" loext:opacity="100%" loext:color-lum-mod="100%" loext:color-lum-off="0%" style:font-name="Liberation Mono" fo:font-size="15pt" style:font-name-asian="Liberation Mono" style:font-size-asian="15pt" style:font-size-complex="15pt"/>
    </style:style>
    <style:style style:name="ce7" style:family="table-cell">
      <style:text-properties style:font-name="Liberation Mono" fo:font-size="15pt" style:font-name-asian="Liberation Mono" style:font-size-asian="15pt" style:font-size-complex="15pt"/>
    </style:style>
    <style:style style:name="ce8" style:family="table-cell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9" style:family="table-cell">
      <style:text-properties style:font-name="Nimbus Sans" fo:font-size="16pt" style:font-name-asian="DejaVu Sans Mono" style:font-size-asian="16pt" style:font-size-complex="16pt"/>
    </style:style>
    <style:style style:name="ce10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11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2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3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loext:graphic-properties draw:fill="solid" draw:fill-color="#bf819e"/>
      <style:paragraph-properties fo:text-align="center" style:writing-mode="lr-tb"/>
    </style:style>
    <style:style style:name="P12" style:family="paragraph">
      <style:paragraph-properties fo:margin-top="0cm" fo:margin-bottom="0.7cm"/>
    </style:style>
    <style:style style:name="P13" style:family="paragraph">
      <style:paragraph-properties fo:margin-top="0cm" fo:margin-bottom="0.7cm"/>
      <style:text-properties fo:font-size="14pt" style:font-size-asian="14pt" style:font-size-complex="14pt"/>
    </style:style>
    <style:style style:name="P14" style:family="paragraph">
      <style:paragraph-properties fo:margin-top="0cm" fo:margin-bottom="0.7cm"/>
      <style:text-properties style:font-size-asian="14pt" style:font-size-complex="14pt"/>
    </style:style>
    <style:style style:name="P15" style:family="paragraph"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color="#808080" draw:fill-gradient-name="Gradient_20_3"/>
      <style:paragraph-properties fo:text-align="center"/>
    </style:style>
    <style:style style:name="P19" style:family="paragraph">
      <style:paragraph-properties fo:text-align="center" style:writing-mode="lr-tb"/>
      <style:text-properties fo:font-size="14pt"/>
    </style:style>
    <style:style style:name="P20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1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2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4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5" style:family="paragraph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P26" style:family="paragraph">
      <style:paragraph-properties fo:text-align="start"/>
      <style:text-properties fo:color="#666666" loext:opacity="100%" style:font-name="Liberation Mono" fo:font-size="15pt" style:font-name-asian="Liberation Mono" style:font-size-asian="15pt" style:font-size-complex="15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P28" style:family="paragraph">
      <style:text-properties style:font-name="Liberation Mono" fo:font-size="15pt" style:font-name-asian="Liberation Mono" style:font-size-asian="15pt" style:font-size-complex="15pt"/>
    </style:style>
    <style:style style:name="P29" style:family="paragraph">
      <style:text-properties style:font-name="Liberation Mono" fo:font-size="15pt" style:font-size-asian="15pt" style:font-size-complex="15pt"/>
    </style:style>
    <style:style style:name="P30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1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2" style:family="paragraph">
      <loext:graphic-properties draw:fill="solid" draw:fill-color="#dddddd"/>
      <style:paragraph-properties fo:text-align="center"/>
      <style:text-properties fo:font-weight="bold"/>
    </style:style>
    <style:style style:name="P33" style:family="paragraph">
      <loext:graphic-properties draw:fill="none" draw:fill-color="#ffffff"/>
      <style:text-properties fo:font-weight="bold"/>
    </style:style>
    <style:style style:name="P34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2pt" style:font-size-asian="12pt" style:font-size-complex="12pt" fo:hyphenate="false" loext:hyphenation-no-caps="false" loext:hyphenation-no-last-word="false"/>
    </style:style>
    <style:style style:name="P35" style:family="paragraph">
      <loext:graphic-properties draw:fill="solid" draw:fill-color="#3465a4"/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fo:font-size="12pt" style:font-size-asian="12pt" style:font-size-complex="12pt" fo:hyphenate="false" loext:hyphenation-no-caps="false" loext:hyphenation-no-last-word="false"/>
    </style:style>
    <style:style style:name="P36" style:family="paragraph">
      <loext:graphic-properties draw:fill-color="#ffffff"/>
      <style:paragraph-properties style:writing-mode="lr-tb"/>
      <style:text-properties style:font-size-asian="20pt"/>
    </style:style>
    <style:style style:name="P37" style:family="paragraph">
      <loext:graphic-properties draw:fill-color="#ffffff"/>
      <style:paragraph-properties style:writing-mode="lr-tb"/>
      <style:text-properties fo:font-size="32pt"/>
    </style:style>
    <style:style style:name="P38" style:family="paragraph">
      <style:paragraph-properties fo:text-align="center" style:writing-mode="lr-tb"/>
      <style:text-properties fo:font-size="18pt"/>
    </style:style>
    <style:style style:name="P39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0" style:family="paragraph">
      <loext:graphic-properties draw:fill="none" draw:fill-color="#ffffff"/>
      <style:paragraph-properties style:writing-mode="lr-tb"/>
      <style:text-properties fo:font-size="18pt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3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4" style:family="paragraph">
      <loext:graphic-properties draw:fill="solid" draw:fill-color="#ff972f"/>
      <style:paragraph-properties fo:text-align="center"/>
    </style:style>
    <style:style style:name="P45" style:family="paragraph">
      <loext:graphic-properties draw:fill="none"/>
      <style:paragraph-properties fo:text-align="center" style:writing-mode="lr-tb"/>
      <style:text-properties fo:font-size="18pt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7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8" style:family="paragraph">
      <style:paragraph-properties fo:text-align="start"/>
    </style:style>
    <style:style style:name="P49" style:family="paragraph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P50" style:family="paragraph">
      <style:text-properties style:font-name="Nimbus Sans" fo:font-size="16pt" style:font-name-asian="DejaVu Sans Mono" style:font-size-asian="16pt" style:font-size-complex="16pt"/>
    </style:style>
    <style:style style:name="P5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P52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53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54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55" style:family="paragraph">
      <loext:graphic-properties draw:fill="solid" draw:fill-color="#000000" draw:opacity="39%"/>
      <style:paragraph-properties fo:text-align="center"/>
      <style:text-properties fo:font-weight="bold"/>
    </style:style>
    <style:style style:name="P56" style:family="paragraph">
      <loext:graphic-properties draw:fill="solid" draw:fill-color="#2a6099" draw:opacity="50%"/>
      <style:paragraph-properties fo:text-align="center" style:writing-mode="lr-tb"/>
    </style:style>
    <style:style style:name="P57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58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59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/>
    </style:style>
    <style:style style:name="T5" style:family="text">
      <style:text-properties fo:color="#000000" loext:opacity="100%" fo:font-size="14pt" style:font-size-asian="14pt" style:font-size-complex="14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2pt" style:language-asian="zh" style:country-asian="TW" style:font-style-asian="normal" style:font-weight-asian="normal" style:font-name-complex="Noto Sans CJK TC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ffffff" loext:opacity="100%" fo:font-size="12pt" style:font-size-asian="12pt" style:font-size-complex="12pt"/>
    </style:style>
    <style:style style:name="T9" style:family="text">
      <style:text-properties fo:font-size="32pt"/>
    </style:style>
    <style:style style:name="T10" style:family="text">
      <style:text-properties fo:color="#158466" loext:opacity="100%" fo:font-size="18pt" fo:font-weight="bold" style:font-weight-asian="bold" style:font-weight-complex="bold"/>
    </style:style>
    <style:style style:name="T11" style:family="text">
      <style:text-properties fo:color="#c9211e" loext:opacity="100%" fo:font-size="18pt" fo:font-weight="bold" style:font-weight-asian="bold" style:font-weight-complex="bold"/>
    </style:style>
    <style:style style:name="T12" style:family="text">
      <style:text-properties style:font-name="Nimbus Sans" fo:font-size="16pt" style:font-name-asian="DejaVu Sans Mono" style:font-size-asian="16pt" style:font-size-complex="16pt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ffffff" loext:opacity="100%" fo:font-size="14pt" style:font-size-asian="14pt" style:font-size-complex="14pt"/>
    </style:style>
    <style:style style:name="T15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</text:span><text:span text:style-name="T1">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frame draw:style-name="gr9" draw:text-style-name="P11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3">Dev ID</text:span></text:p>
              </table:table-cell>
              <table:table-cell>
                <text:p text:style-name="P13"><text:span text:style-name="T3">Meta data</text:span></text:p>
              </table:table-cell>
              <table:table-cell>
                <text:p text:style-name="P13"><text:span text:style-name="T3">Status</text:span></text:p>
              </table:table-cell>
              <table:table-cell>
                <text:p text:style-name="P13"><text:span text:style-name="T3">Action</text:span></text:p>
              </table:table-cell>
              <table:table-cell>
                <text:p text:style-name="P13"><text:span text:style-name="T3">Total Progress</text:span></text:p>
              </table:table-cell>
            </table:table-row>
            <table:table-row table:style-name="ro2" table:default-cell-style-name="ce1">
              <table:table-cell>
                <text:p text:style-name="P14"><text:span text:style-name="T3">Dev A</text:span></text:p>
              </table:table-cell>
              <table:table-cell>
                <text:p text:style-name="P13"><text:span text:style-name="T3">COM5:115200,N,8,1</text:span></text:p>
              </table:table-cell>
              <table:table-cell>
                <text:p text:style-name="P13"><text:span text:style-name="T3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4"><text:span text:style-name="T3">Dev B</text:span></text:p>
              </table:table-cell>
              <table:table-cell>
                <text:p text:style-name="P13"><text:span text:style-name="T3">COM6:115200,N,8,1</text:span></text:p>
              </table:table-cell>
              <table:table-cell>
                <text:p text:style-name="P13"><text:span text:style-name="T3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4"><text:span text:style-name="T3">…</text:span><text:span text:style-name="T3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0" draw:text-style-name="P16" draw:layer="layout" svg:width="2cm" svg:height="0.5cm" svg:x="14.5cm" svg:y="5.257cm">
          <text:p text:style-name="P15"><text:span text:style-name="T3">Start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0.5cm" svg:x="14.5cm" svg:y="6.757cm">
          <text:p text:style-name="P15"><text:span text:style-name="T3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7cm" svg:y="5.257cm">
          <text:p text:style-name="P19"><text:span text:style-name="T4">0%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6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0" draw:text-style-name="P16" draw:layer="layout" svg:width="2cm" svg:height="0.5cm" svg:x="4cm" svg:y="5.257cm">
          <text:p text:style-name="P15"><text:span text:style-name="T3">Profi</text:span><text:span text:style-name="T3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2cm" svg:height="0.5cm" svg:x="4cm" svg:y="6.757cm">
          <text:p text:style-name="P15"><text:span text:style-name="T3">Profi</text:span><text:span text:style-name="T3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3.5cm" svg:y="14cm">
          <text:p text:style-name="P15"><text:span text:style-name="T3">Sav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</text:span><text:span text:style-name="T1">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custom-shape draw:style-name="gr20" draw:text-style-name="P24" draw:layer="layout" svg:width="15.5cm" svg:height="1cm" svg:x="8cm" svg:y="14cm">
          <text:p text:style-name="P23"><text:span text:style-name="T5">Save log messages as report file, </text:span><text:span text:style-name="T5">用日期爲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4" draw:layer="layout" svg:width="13.5cm" svg:height="1cm" svg:x="0.5cm" svg:y="0cm">
          <text:p text:style-name="P23"><text:span text:style-name="T5">開發階段有</text:span><text:span text:style-name="T5">menu </text:span><text:span text:style-name="T5">可以</text:span><text:span text:style-name="T5">debug</text:span><text:span text:style-name="T5">，  </text:span><text:span text:style-name="T5">Release </text:span><text:span text:style-name="T5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11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3">Dev ID</text:span></text:p>
              </table:table-cell>
              <table:table-cell>
                <text:p text:style-name="P13"><text:span text:style-name="T3">Meta data</text:span></text:p>
              </table:table-cell>
              <table:table-cell>
                <text:p text:style-name="P13"><text:span text:style-name="T3">Status</text:span></text:p>
              </table:table-cell>
              <table:table-cell>
                <text:p text:style-name="P13"><text:span text:style-name="T3">Acti</text:span><text:span text:style-name="T3">on</text:span></text:p>
              </table:table-cell>
              <table:table-cell>
                <text:p text:style-name="P13"><text:span text:style-name="T3">Tota</text:span><text:span text:style-name="T3">l </text:span><text:span text:style-name="T3">Pro</text:span><text:span text:style-name="T3">gres</text:span><text:span text:style-name="T3">s</text:span></text:p>
              </table:table-cell>
            </table:table-row>
            <table:table-row table:style-name="ro2" table:default-cell-style-name="ce1">
              <table:table-cell>
                <text:p text:style-name="P14"><text:span text:style-name="T3">Dev </text:span><text:span text:style-name="T3">A</text:span></text:p>
              </table:table-cell>
              <table:table-cell>
                <text:p text:style-name="P13"><text:span text:style-name="T3">CO</text:span><text:span text:style-name="T3">M5:</text:span><text:span text:style-name="T3">115</text:span><text:span text:style-name="T3">200,</text:span><text:span text:style-name="T3">N,8,</text:span><text:span text:style-name="T3">1</text:span></text:p>
              </table:table-cell>
              <table:table-cell>
                <text:p text:style-name="P13"><text:span text:style-name="T3">Profi</text:span><text:span text:style-name="T3">le </text:span><text:span text:style-name="T3">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4"><text:span text:style-name="T3">Dev </text:span><text:span text:style-name="T3">B</text:span></text:p>
              </table:table-cell>
              <table:table-cell>
                <text:p text:style-name="P13"><text:span text:style-name="T3">CO</text:span><text:span text:style-name="T3">M6:</text:span><text:span text:style-name="T3">115</text:span><text:span text:style-name="T3">200,</text:span><text:span text:style-name="T3">N,8,</text:span><text:span text:style-name="T3">1</text:span></text:p>
              </table:table-cell>
              <table:table-cell>
                <text:p text:style-name="P13"><text:span text:style-name="T3">Flas</text:span><text:span text:style-name="T3">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4"><text:span text:style-name="T3">…</text:span><text:span text:style-name="T3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22" draw:text-style-name="P24" draw:layer="layout" svg:width="6cm" svg:height="1cm" svg:x="15.5cm" svg:y="0cm">
          <text:p text:style-name="P23"><text:span text:style-name="T5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layer="layout" svg:width="2cm" svg:height="0.5cm" svg:x="14.5cm" svg:y="5.257cm">
          <text:p text:style-name="P15"><text:span text:style-name="T3">Start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0.5cm" svg:x="14.5cm" svg:y="6.757cm">
          <text:p text:style-name="P15"><text:span text:style-name="T3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7cm" svg:y="5.257cm">
          <text:p text:style-name="P19"><text:span text:style-name="T4">0%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6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6cm" svg:height="1.5cm" svg:x="19cm" svg:y="8.5cm">
          <text:p text:style-name="P23"><text:span text:style-name="T5">可以滑動瀏覽其他 </text:span><text:span text:style-name="T5">VCo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6cm" svg:height="1.5cm" svg:x="19cm" svg:y="10.145cm">
          <text:p text:style-name="P23"><text:span text:style-name="T5">可以滑動瀏覽其他 </text:span><text:span text:style-name="T5">messag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0" draw:text-style-name="P16" draw:layer="layout" svg:width="2cm" svg:height="0.5cm" svg:x="4cm" svg:y="5.257cm">
          <text:p text:style-name="P15"><text:span text:style-name="T3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2cm" svg:height="0.5cm" svg:x="4cm" svg:y="6.757cm">
          <text:p text:style-name="P15"><text:span text:style-name="T3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9.5cm" svg:height="1.5cm" svg:x="7.5cm" svg:y="8.645cm">
          <text:p text:style-name="P23"><text:span text:style-name="T5">Profile </text:span><text:span text:style-name="T5">按鈕，設定 </text:span><text:span text:style-name="T5">Profile </text:span><text:span text:style-name="T5">內容，進入下一</text:span><text:span text:style-name="T5">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4" draw:layer="layout" svg:width="6cm" svg:height="1cm" svg:x="12.5cm" svg:y="2.5cm">
          <text:p text:style-name="P23"><text:span text:style-name="T5">下載</text:span><text:span text:style-name="T5">/</text:span><text:span text:style-name="T5">停止 燒錄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2" draw:layer="layout" svg:width="3.5cm" svg:height="1cm" svg:x="3.5cm" svg:y="14cm">
          <text:p text:style-name="P15"><text:span text:style-name="T3">Sav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standard" draw:layer="layout" svg:width="20.499cm" svg:height="8.289cm" svg:x="3.527cm" svg:y="4.657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  <table:table-cell>
                <text:p text:style-name="P25">Editable</text:p>
              </table:table-cell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FF:FF:FF:FF:FF: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Auto Load Control.</text:p>
              </table:table-cell>
              <table:table-cell>
                <text:p text:style-name="P25">0x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Vendor ID</text:p>
              </table:table-cell>
              <table:table-cell table:style-name="ce3">
                <text:p text:style-name="P26">0x0A46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roduct ID</text:p>
              </table:table-cell>
              <table:table-cell table:style-name="ce4">
                <text:p text:style-name="P27">0x9051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in Control</text:p>
              </table:table-cell>
              <table:table-cell table:style-name="ce3">
                <text:p text:style-name="P26">0x0000</text:p>
              </table:table-cell>
              <table:table-cell>
                <text:p text:style-name="P25">N</text:p>
              </table:table-cell>
            </table:table-row>
            <table:table-row table:style-name="ro6">
              <table:table-cell table:style-name="ce5">
                <text:p text:style-name="P25">Wake-up Control</text:p>
              </table:table-cell>
              <table:table-cell table:style-name="ce6">
                <text:p text:style-name="P26">0x0157</text:p>
              </table:table-cell>
              <table:table-cell table:style-name="ce7">
                <text:p text:style-name="P28">N</text:p>
              </table:table-cell>
            </table:table-row>
            <table:table-row table:style-name="ro6">
              <table:table-cell table:style-name="ce5">
                <text:p text:style-name="P29">Control 3</text:p>
              </table:table-cell>
              <table:table-cell table:style-name="ce6">
                <text:p text:style-name="P26">0x0000</text:p>
              </table:table-cell>
              <table:table-cell table:style-name="ce7">
                <text:p text:style-name="P28">N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6" draw:text-style-name="P30" draw:layer="layout" svg:width="8cm" svg:height="1.17cm" svg:x="9cm" svg:y="1.538cm">
          <draw:text-box>
            <text:p text:style-name="P3"><text:span text:style-name="T6">Profile</text:span><text:span text:style-name="T6">：</text:span><text:span text:style-name="T6">Dev B</text:span></text:p>
          </draw:text-box>
        </draw:frame>
        <draw:custom-shape draw:style-name="gr27" draw:text-style-name="P31" draw:layer="layout" svg:width="3.5cm" svg:height="1cm" svg:x="3.5cm" svg:y="13cm">
          <text:p text:style-name="P15"><text:span text:style-name="T3">Can</text:span><text:span text:style-name="T3">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8cm" svg:y="13cm">
          <text:p text:style-name="P15"><text:span text:style-name="T3">Con</text:span><text:span text:style-name="T3">fi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2cm" svg:y="3.5cm">
          <text:p text:style-name="P15"><text:span text:style-name="T3">Ex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2cm" svg:y="2.5cm">
          <text:p text:style-name="P15"><text:span text:style-name="T3">Im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2" draw:layer="layout" svg:width="3.5cm" svg:height="0.962cm" svg:x="2cm" svg:y="1.5cm">
          <draw:text-box>
            <text:p text:style-name="P3">File</text:p>
          </draw:text-box>
        </draw:frame>
        <draw:frame draw:style-name="gr29" draw:text-style-name="P33" draw:layer="layout" svg:width="3.603cm" svg:height="0.962cm" svg:x="5.501cm" svg:y="3.038cm">
          <draw:text-box>
            <text:p>Summary:</text:p>
          </draw:text-box>
        </draw:frame>
        <draw:frame draw:style-name="gr30" draw:text-style-name="P35" draw:layer="layout" svg:width="13.897cm" svg:height="1.949cm" svg:x="9.001cm" svg:y="2.709cm">
          <draw:text-box>
            <text:p text:style-name="P34"><text:span text:style-name="T7">File Name: 1215.cfg</text:span><text:span text:style-name="T7"><text:line-break/></text:span><text:span text:style-name="T7">Dev B</text:span><text:span text:style-name="T7">：</text:span><text:span text:style-name="T8">COM6:115200,N,8,1</text:span><text:span text:style-name="T8"><text:line-break/></text:span><text:span text:style-name="T8">Total 18 Byte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standard" draw:layer="layout" svg:width="20.499cm" svg:height="8.289cm" svg:x="3.527cm" svg:y="4.711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  <table:table-cell>
                <text:p text:style-name="P25">Editable</text:p>
              </table:table-cell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FF:FF:FF:FF:FF: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Auto Load Control.</text:p>
              </table:table-cell>
              <table:table-cell>
                <text:p text:style-name="P25">0x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Vendor ID</text:p>
              </table:table-cell>
              <table:table-cell table:style-name="ce3">
                <text:p text:style-name="P26">0x0A46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roduct ID</text:p>
              </table:table-cell>
              <table:table-cell table:style-name="ce4">
                <text:p text:style-name="P27">0x9051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in Control</text:p>
              </table:table-cell>
              <table:table-cell table:style-name="ce3">
                <text:p text:style-name="P26">0x0000</text:p>
              </table:table-cell>
              <table:table-cell>
                <text:p text:style-name="P25">N</text:p>
              </table:table-cell>
            </table:table-row>
            <table:table-row table:style-name="ro6">
              <table:table-cell table:style-name="ce5">
                <text:p text:style-name="P25">Wake-up Control</text:p>
              </table:table-cell>
              <table:table-cell table:style-name="ce6">
                <text:p text:style-name="P26">0x0157</text:p>
              </table:table-cell>
              <table:table-cell table:style-name="ce7">
                <text:p text:style-name="P28">N</text:p>
              </table:table-cell>
            </table:table-row>
            <table:table-row table:style-name="ro6">
              <table:table-cell table:style-name="ce5">
                <text:p text:style-name="P29">Control 3</text:p>
              </table:table-cell>
              <table:table-cell table:style-name="ce6">
                <text:p text:style-name="P26">0x0000</text:p>
              </table:table-cell>
              <table:table-cell table:style-name="ce7">
                <text:p text:style-name="P28">N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0" draw:text-style-name="P35" draw:layer="layout" svg:width="13.897cm" svg:height="1.949cm" svg:x="9cm" svg:y="2.708cm">
          <draw:text-box>
            <text:p text:style-name="P34"><text:span text:style-name="T7">File Name: 1215.cfg</text:span><text:span text:style-name="T7"><text:line-break/></text:span><text:span text:style-name="T7">Dev B</text:span><text:span text:style-name="T7">：</text:span><text:span text:style-name="T8">COM6:115200,N,8,1</text:span><text:span text:style-name="T8"><text:line-break/></text:span><text:span text:style-name="T8">Total 18 Bytes</text:span></text:p>
          </draw:text-box>
        </draw:frame>
        <draw:frame draw:style-name="gr26" draw:text-style-name="P30" draw:layer="layout" svg:width="8cm" svg:height="1.17cm" svg:x="9cm" svg:y="1.538cm">
          <draw:text-box>
            <text:p text:style-name="P3"><text:span text:style-name="T6">Profile</text:span><text:span text:style-name="T6">：</text:span><text:span text:style-name="T6">Dev B</text:span></text:p>
          </draw:text-box>
        </draw:frame>
        <draw:custom-shape draw:style-name="gr27" draw:text-style-name="P31" draw:layer="layout" svg:width="3.5cm" svg:height="1cm" svg:x="3.5cm" svg:y="13cm">
          <text:p text:style-name="P15"><text:span text:style-name="T3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8cm" svg:y="13cm">
          <text:p text:style-name="P15"><text:span text:style-name="T3">Confi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8cm" svg:height="1cm" svg:x="12cm" svg:y="14cm">
          <text:p text:style-name="P23"><text:span text:style-name="T5">Cancel </text:span><text:span text:style-name="T5">取消所有表格的修改</text:span></text:p>
          <draw:enhanced-geometry svg:viewBox="0 0 21600 21600" draw:mirror-horizontal="false" draw:mirror-vertical="false" draw:text-areas="800 800 20800 20800" draw:type="round-rectangular-callout" draw:modifiers="-14289.3138357705 -5114.08591408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4" draw:layer="layout" svg:width="8cm" svg:height="1cm" svg:x="12cm" svg:y="13cm">
          <text:p text:style-name="P23"><text:span text:style-name="T5">Confirm </text:span><text:span text:style-name="T5">後寫入燒錄器</text:span></text:p>
          <draw:enhanced-geometry svg:viewBox="0 0 21600 21600" draw:mirror-horizontal="false" draw:mirror-vertical="false" draw:text-areas="800 800 20800 20800" draw:type="round-rectangular-callout" draw:modifiers="-2823.84701912261 11954.4455544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2" draw:layer="layout" svg:width="3.5cm" svg:height="1cm" svg:x="2cm" svg:y="3.5cm">
          <text:p text:style-name="P15"><text:span text:style-name="T3">Ex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2cm" svg:y="2.5cm">
          <text:p text:style-name="P15"><text:span text:style-name="T3">Im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2" draw:layer="layout" svg:width="3.5cm" svg:height="0.962cm" svg:x="2cm" svg:y="1.5cm">
          <draw:text-box>
            <text:p text:style-name="P3">File</text:p>
          </draw:text-box>
        </draw:frame>
        <draw:custom-shape draw:style-name="gr32" draw:text-style-name="P24" draw:layer="layout" svg:width="10cm" svg:height="3cm" svg:x="17cm" svg:y="10cm">
          <text:p text:style-name="P23"><text:span text:style-name="T5">Mouse click</text:span><text:span text:style-name="T5">後可以直接修改，</text:span><text:span text:style-name="T5">Value = FF </text:span><text:span text:style-name="T5">可以修改，其他不能修改（</text:span><text:span text:style-name="T5">Fused</text:span><text:span text:style-name="T5">）</text:span></text:p>
          <text:p text:style-name="P23"><text:span text:style-name="T5">輸入時即時檢查新值，修改出問題馬上提示 </text:span><text:span text:style-name="T5">user</text:span></text:p>
          <draw:enhanced-geometry svg:viewBox="0 0 21600 21600" draw:mirror-horizontal="false" draw:mirror-vertical="false" draw:text-areas="800 800 20800 20800" draw:type="round-rectangular-callout" draw:modifiers="-4084.15158484152 -20858.64711762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4" draw:layer="layout" svg:width="5cm" svg:height="1.538cm" svg:x="5cm" svg:y="-0.038cm">
          <text:p text:style-name="P23"><text:span text:style-name="T5">Drag-down menu</text:span></text:p>
          <draw:enhanced-geometry svg:viewBox="0 0 21600 21600" draw:mirror-horizontal="false" draw:mirror-vertical="false" draw:text-areas="800 800 20800 20800" draw:type="round-rectangular-callout" draw:modifiers="-2850.6298740252 28870.17543859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33" draw:layer="layout" svg:width="3.603cm" svg:height="0.962cm" svg:x="5.5cm" svg:y="3.038cm">
          <draw:text-box>
            <text:p>Summary:</text:p>
          </draw:text-box>
        </draw:frame>
        <draw:custom-shape draw:style-name="gr34" draw:text-style-name="P24" draw:layer="layout" svg:width="18.5cm" svg:height="1.538cm" svg:x="7.5cm" svg:y="1.5cm">
          <text:p text:style-name="P23"><text:span text:style-name="T5">Import: Read profile from file, </text:span><text:span text:style-name="T5">讀取將</text:span><text:span text:style-name="T5">Fused </text:span><text:span text:style-name="T5">欄位標識成 </text:span><text:span text:style-name="T5">NOT Editable</text:span></text:p>
          <draw:enhanced-geometry svg:viewBox="0 0 21600 21600" draw:mirror-horizontal="false" draw:mirror-vertical="false" draw:text-areas="800 800 20800 20800" draw:type="round-rectangular-callout" draw:modifiers="-3216.47478514675 23775.43859649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24" draw:layer="layout" svg:width="14.5cm" svg:height="1.538cm" svg:x="7.5cm" svg:y="2.962cm">
          <text:p text:style-name="P23"><text:span text:style-name="T5">Export: Save profile to file</text:span></text:p>
          <draw:enhanced-geometry svg:viewBox="0 0 21600 21600" draw:mirror-horizontal="false" draw:mirror-vertical="false" draw:text-areas="800 800 20800 20800" draw:type="round-rectangular-callout" draw:modifiers="-3497.46914005931 19985.96491228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draw:frame presentation:style-name="pr1" draw:text-style-name="P37" draw:layer="layout" svg:width="25.199cm" svg:height="9.134cm" svg:x="1.4cm" svg:y="3.685cm" presentation:class="subtitle">
          <draw:text-box>
            <text:p><text:span text:style-name="T9">文件結束</text:span></text:p>
            <text:p><text:span text:style-name="T9">以下素材備用區</text:span></text:p>
            <text:p><text:span text:style-name="T9"/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6" draw:text-style-name="P39" draw:layer="layout" svg:width="5cm" svg:height="1cm" svg:x="7.5cm" svg:y="3.1cm">
          <text:p text:style-name="P38"><text:span text:style-name="T6">Profile</text:span></text:p>
          <draw:enhanced-geometry svg:viewBox="0 0 21600 21600" draw:type="rectangle" draw:enhanced-path="M 0 0 L 21600 0 21600 21600 0 21600 0 0 Z N"/>
        </draw:custom-shape>
        <draw:frame draw:style-name="gr3" draw:text-style-name="P40" draw:layer="layout" svg:width="4cm" svg:height="0.962cm" svg:x="3cm" svg:y="3.038cm">
          <draw:text-box>
            <text:p><text:span text:style-name="T6">Device</text:span></text:p>
          </draw:text-box>
        </draw:frame>
        <draw:custom-shape draw:style-name="gr37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0" draw:layer="layout" svg:width="4cm" svg:height="0.962cm" svg:x="3cm" svg:y="10.5cm">
          <draw:text-box>
            <text:p><text:span text:style-name="T6">Messa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Flashing...</text:span></text:p>
          </draw:text-box>
        </draw:frame>
        <draw:frame draw:style-name="gr3" draw:text-style-name="P40" draw:layer="layout" svg:width="3.5cm" svg:height="0.962cm" svg:x="3cm" svg:y="4.538cm">
          <draw:text-box>
            <text:p><text:span text:style-name="T6">Progress :</text:span></text:p>
          </draw:text-box>
        </draw:frame>
        <draw:frame draw:style-name="gr3" draw:text-style-name="P40" draw:layer="layout" svg:width="4cm" svg:height="0.962cm" svg:x="3cm" svg:y="8.977cm">
          <draw:text-box>
            <text:p><text:span text:style-name="T6">Result</text:span></text:p>
          </draw:text-box>
        </draw:frame>
        <draw:custom-shape draw:style-name="gr38" draw:text-style-name="P38" draw:layer="layout" svg:width="5cm" svg:height="1cm" svg:x="7.5cm" svg:y="8.977cm">
          <text:p text:style-name="P38"><text:span text:style-name="T6">OK <text:s text:c="3"/></text:span><text:span text:style-name="T10">O</text:span></text:p>
          <draw:enhanced-geometry svg:viewBox="0 0 21600 21600" draw:type="rectangle" draw:enhanced-path="M 0 0 L 21600 0 21600 21600 0 21600 0 0 Z N"/>
        </draw:custom-shape>
        <draw:custom-shape draw:style-name="gr38" draw:text-style-name="P38" draw:layer="layout" svg:width="5cm" svg:height="1cm" svg:x="14.31cm" svg:y="9cm">
          <text:p text:style-name="P38"><text:span text:style-name="T6">Fail <text:s text:c="3"/></text:span><text:span text:style-name="T11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VComm3, 115200, N, 8, 1 </text:span></text:p>
          </draw:text-box>
        </draw:frame>
        <draw:custom-shape draw:style-name="gr31" draw:text-style-name="P42" draw:layer="layout" svg:width="8cm" svg:height="1cm" svg:x="4.5cm" svg:y="7.977cm">
          <text:p text:style-name="P41"><text:span text:style-name="T5">只有顯示一個 </text:span><text:span text:style-name="T5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42" draw:layer="layout" svg:width="12cm" svg:height="1cm" svg:x="13cm" svg:y="1cm">
          <text:p text:style-name="P41"><text:span text:style-name="T5">Virtual device </text:span><text:span text:style-name="T5">的附屬說</text:span><text:span text:style-name="T5">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43" draw:layer="layout" svg:width="5cm" svg:height="1cm" svg:x="7.5cm" svg:y="13.5cm">
          <text:p text:style-name="P38"><text:span text:style-name="T6">Save</text:span></text:p>
          <draw:enhanced-geometry svg:viewBox="0 0 21600 21600" draw:type="rectangle" draw:enhanced-path="M 0 0 L 21600 0 21600 21600 0 21600 0 0 Z N"/>
        </draw:custom-shape>
        <draw:custom-shape draw:style-name="gr39" draw:text-style-name="P42" draw:layer="layout" svg:width="12cm" svg:height="1cm" svg:x="13.5cm" svg:y="13.5cm">
          <text:p text:style-name="P41"><text:span text:style-name="T5">Save log messages as </text:span><text:span text:style-name="T5">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44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5" draw:layer="layout" svg:width="15.046cm" svg:height="1cm" svg:x="7.454cm" svg:y="5cm">
          <text:p text:style-name="P38"><text:span text:style-name="T6">66/100</text:span></text:p>
          <draw:enhanced-geometry svg:viewBox="0 0 21600 21600" draw:type="rectangle" draw:enhanced-path="M 0 0 L 21600 0 21600 21600 0 21600 0 0 Z N"/>
        </draw:custom-shape>
        <draw:frame draw:style-name="gr43" draw:text-style-name="P40" draw:layer="layout" svg:width="3.5cm" svg:height="1.173cm" svg:x="3cm" svg:y="5.5cm">
          <draw:text-box>
            <text:p><text:span text:style-name="T6">Total</text:span></text:p>
          </draw:text-box>
        </draw:frame>
        <draw:custom-shape draw:style-name="gr21" draw:text-style-name="P47" draw:layer="layout" svg:width="13.5cm" svg:height="1cm" svg:x="1cm" svg:y="0cm">
          <text:p text:style-name="P46"><text:span text:style-name="T5">開發階段有</text:span><text:span text:style-name="T5">menu </text:span><text:span text:style-name="T5">可以</text:span><text:span text:style-name="T5">debug</text:span><text:span text:style-name="T5">，  </text:span><text:span text:style-name="T5">Release </text:span><text:span text:style-name="T5">拿</text:span><text:span text:style-name="T5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9"/>
              <table:table-column table:style-name="co10"/>
              <table:table-row table:style-name="ro7" table:default-cell-style-name="ce8">
                <table:table-cell>
                  <text:p text:style-name="P48"><text:span text:style-name="T12">Field</text:span></text:p>
                </table:table-cell>
                <table:table-cell>
                  <text:p text:style-name="P49"><text:span text:style-name="T12">Value</text:span></text:p>
                </table:table-cell>
              </table:table-row>
              <table:table-row table:style-name="ro7" table:default-cell-style-name="ce8">
                <table:table-cell>
                  <text:p text:style-name="P49"><text:span text:style-name="T12">Mac Addr.</text:span></text:p>
                </table:table-cell>
                <table:table-cell>
                  <text:p text:style-name="P49"><text:span text:style-name="T12">3C:52:67:12:E3:46</text:span></text:p>
                </table:table-cell>
              </table:table-row>
              <table:table-row table:style-name="ro7" table:default-cell-style-name="ce9">
                <table:table-cell>
                  <text:p text:style-name="P50"><text:span text:style-name="T12">Mac Auto Inc.</text:span></text:p>
                </table:table-cell>
                <table:table-cell>
                  <text:p text:style-name="P50"><text:span text:style-name="T12">Y</text:span></text:p>
                </table:table-cell>
              </table:table-row>
              <table:table-row table:style-name="ro7" table:default-cell-style-name="ce9">
                <table:table-cell>
                  <text:p text:style-name="P50"><text:span text:style-name="T12">Batch Size</text:span></text:p>
                </table:table-cell>
                <table:table-cell>
                  <text:p text:style-name="P50"><text:span text:style-name="T12">100</text:span></text:p>
                </table:table-cell>
              </table:table-row>
              <table:table-row table:style-name="ro7">
                <table:table-cell table:style-name="ce8">
                  <text:p text:style-name="P49"><text:span text:style-name="T12">CMD</text:span></text:p>
                </table:table-cell>
                <table:table-cell table:style-name="ce10">
                  <text:p text:style-name="P51"><text:span text:style-name="T12">0xF933AA</text:span><text:span text:style-name="T12">C0 </text:span></text:p>
                </table:table-cell>
              </table:table-row>
              <table:table-row table:style-name="ro7" table:default-cell-style-name="ce8">
                <table:table-cell>
                  <text:p text:style-name="P49"><text:span text:style-name="T12">Ro</text:span><text:span text:style-name="T12">w </text:span><text:span text:style-name="T12">Dat</text:span><text:span text:style-name="T12">a </text:span><text:span text:style-name="T12">Byt</text:span><text:span text:style-name="T12">es</text:span></text:p>
                </table:table-cell>
                <table:table-cell>
                  <text:p text:style-name="P49"><text:span text:style-name="T12">32</text:span></text:p>
                </table:table-cell>
              </table:table-row>
              <table:table-row table:style-name="ro7" table:default-cell-style-name="ce8">
                <table:table-cell>
                  <text:p text:style-name="P49"><text:span text:style-name="T12">Ro</text:span><text:span text:style-name="T12">w </text:span><text:span text:style-name="T12">Dat</text:span><text:span text:style-name="T12">a </text:span><text:span text:style-name="T12">Sou</text:span><text:span text:style-name="T12">rce</text:span></text:p>
                </table:table-cell>
                <table:table-cell>
                  <text:p text:style-name="P49"><text:span text:style-name="T12">Fla</text:span><text:span text:style-name="T12">sh_</text:span><text:span text:style-name="T12">121</text:span><text:span text:style-name="T12">2.d</text:span><text:span text:style-name="T12">ata</text:span></text:p>
                </table:table-cell>
              </table:table-row>
            </table:table>
            <draw:image xlink:href="Pictures/TablePreview5.svm" xlink:type="simple" xlink:show="embed" xlink:actuate="onLoad"/>
          </draw:frame>
          <draw:frame draw:style-name="gr44" draw:text-style-name="P53" draw:layer="layout" svg:width="10.897cm" svg:height="1.17cm" svg:x="3.5cm" svg:y="3.33cm">
            <draw:text-box>
              <text:p text:style-name="P52"><text:span text:style-name="T13">Dev B</text:span><text:span text:style-name="T13">：</text:span><text:span text:style-name="T14">COM6:115200,N,8,1</text:span></text:p>
            </draw:text-box>
          </draw:frame>
          <draw:frame draw:style-name="gr26" draw:text-style-name="P30" draw:layer="layout" svg:width="8cm" svg:height="1.17cm" svg:x="9cm" svg:y="1.538cm">
            <draw:text-box>
              <text:p text:style-name="P3"><text:span text:style-name="T6">Profile</text:span><text:span text:style-name="T6">：</text:span><text:span text:style-name="T6">Dev B</text:span></text:p>
            </draw:text-box>
          </draw:frame>
          <draw:custom-shape draw:style-name="gr45" draw:text-style-name="P54" draw:layer="layout" svg:width="2cm" svg:height="0.5cm" svg:x="15.5cm" svg:y="12cm">
            <text:p text:style-name="P15"><text:span text:style-name="T3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4" draw:layer="layout" svg:width="6cm" svg:height="1cm" svg:x="12.5cm" svg:y="13cm">
            <text:p text:style-name="P23"><text:span text:style-name="T5">按下</text:span><text:span text:style-name="T5">開始</text:span><text:span text:style-name="T5">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7" draw:text-style-name="P31" draw:layer="layout" svg:width="3.5cm" svg:height="1cm" svg:x="3.5cm" svg:y="13cm">
            <text:p text:style-name="P15"><text:span text:style-name="T3">Can</text:span><text:span text:style-name="T3">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2" draw:layer="layout" svg:width="3.5cm" svg:height="1cm" svg:x="8cm" svg:y="13cm">
            <text:p text:style-name="P15"><text:span text:style-name="T3">Sav</text:span><text:span text:style-name="T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6" draw:text-style-name="P55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7" draw:text-style-name="P31" draw:layer="layout" svg:width="3.5cm" svg:height="1cm" svg:x="13.011cm" svg:y="9cm">
            <text:p text:style-name="P15"><text:span text:style-name="T3">Can</text:span><text:span text:style-name="T3">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2" draw:layer="layout" svg:width="3.5cm" svg:height="1cm" svg:x="17.511cm" svg:y="9cm">
            <text:p text:style-name="P15"><text:span text:style-name="T3">Sav</text:span><text:span text:style-name="T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4" draw:layer="layout" svg:width="4cm" svg:height="1cm" svg:x="16.511cm" svg:y="13cm">
            <text:p text:style-name="P23"><text:span text:style-name="T5">接受</text:span><text:span text:style-name="T5">修改</text:span></text:p>
  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8" draw:text-style-name="P56" draw:layer="layout" svg:width="1.5cm" svg:height="1cm" svg:x="14.511cm" svg:y="6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24" draw:layer="layout" svg:width="3.5cm" svg:height="1cm" svg:x="12.511cm" svg:y="13cm">
            <text:p text:style-name="P23"><text:span text:style-name="T5">放棄</text:span><text:span text:style-name="T5">修改</text:span></text:p>
  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standard" draw:layer="layout" svg:width="14.055cm" svg:height="7.328cm" svg:x="9cm" svg:y="1.619cm">
            <table:table table:template-name="bw" table:use-first-row-styles="true" table:use-banding-rows-styles="true"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2"/>
              <table:table-row table:style-name="ro8" table:default-cell-style-name="ce11">
                <table:table-cell/>
                <table:table-cell>
                  <text:p text:style-name="P57"><text:span text:style-name="T15">0</text:span></text:p>
                </table:table-cell>
                <table:table-cell>
                  <text:p text:style-name="P57"><text:span text:style-name="T15">1</text:span></text:p>
                </table:table-cell>
                <table:table-cell>
                  <text:p text:style-name="P57"><text:span text:style-name="T15">2</text:span></text:p>
                </table:table-cell>
                <table:table-cell>
                  <text:p text:style-name="P57"><text:span text:style-name="T15">3</text:span></text:p>
                </table:table-cell>
                <table:table-cell>
                  <text:p text:style-name="P57"><text:span text:style-name="T15">4</text:span></text:p>
                </table:table-cell>
                <table:table-cell>
                  <text:p text:style-name="P57"><text:span text:style-name="T15">5</text:span></text:p>
                </table:table-cell>
                <table:table-cell>
                  <text:p text:style-name="P57"><text:span text:style-name="T15">6</text:span></text:p>
                </table:table-cell>
                <table:table-cell>
                  <text:p text:style-name="P57"><text:span text:style-name="T15">7</text:span></text:p>
                </table:table-cell>
              </table:table-row>
              <table:table-row table:style-name="ro7" table:default-cell-style-name="ce12">
                <table:table-cell>
                  <text:p text:style-name="P58"><text:span text:style-name="T16">1</text:span></text:p>
                </table:table-cell>
                <table:table-cell>
                  <text:p text:style-name="P58"><text:span text:style-name="T16">01</text:span></text:p>
                </table:table-cell>
                <table:table-cell>
                  <text:p text:style-name="P58"><text:span text:style-name="T16">CA</text:span></text:p>
                </table:table-cell>
                <table:table-cell>
                  <text:p text:style-name="P58"><text:span text:style-name="T16">EE</text:span></text:p>
                </table:table-cell>
                <table:table-cell>
                  <text:p text:style-name="P58"><text:span text:style-name="T16">23</text:span></text:p>
                </table:table-cell>
                <table:table-cell>
                  <text:p text:style-name="P58"><text:span text:style-name="T16">BF</text:span></text:p>
                </table:table-cell>
                <table:table-cell>
                  <text:p text:style-name="P58"><text:span text:style-name="T16">69</text:span></text:p>
                </table:table-cell>
                <table:table-cell>
                  <text:p text:style-name="P58"><text:span text:style-name="T16">80</text:span></text:p>
                </table:table-cell>
                <table:table-cell>
                  <text:p text:style-name="P58"><text:span text:style-name="T16">EE</text:span></text:p>
                </table:table-cell>
              </table:table-row>
              <table:table-row table:style-name="ro9" table:default-cell-style-name="ce12">
                <table:table-cell>
                  <text:p text:style-name="P58"><text:span text:style-name="T16">2</text:span></text:p>
                </table:table-cell>
                <table:table-cell>
                  <text:p text:style-name="P58"><text:span text:style-name="T16">34</text:span></text:p>
                </table:table-cell>
                <table:table-cell>
                  <text:p text:style-name="P58"><text:span text:style-name="T16">23</text:span></text:p>
                </table:table-cell>
                <table:table-cell>
                  <text:p text:style-name="P58"><text:span text:style-name="T16">BF</text:span></text:p>
                </table:table-cell>
                <table:table-cell>
                  <text:p text:style-name="P58"><text:span text:style-name="T16">69</text:span></text:p>
                </table:table-cell>
                <table:table-cell>
                  <text:p text:style-name="P58"><text:span text:style-name="T16">80</text:span></text:p>
                </table:table-cell>
                <table:table-cell>
                  <text:p text:style-name="P58"><text:span text:style-name="T16">EE</text:span></text:p>
                </table:table-cell>
                <table:table-cell>
                  <text:p text:style-name="P58"><text:span text:style-name="T16">66</text:span></text:p>
                </table:table-cell>
                <table:table-cell>
                  <text:p text:style-name="P58"><text:span text:style-name="T16">DE</text:span></text:p>
                </table:table-cell>
              </table:table-row>
              <table:table-row table:style-name="ro10" table:default-cell-style-name="ce12">
                <table:table-cell>
                  <text:p text:style-name="P58"><text:span text:style-name="T16">3</text:span></text:p>
                </table:table-cell>
                <table:table-cell>
                  <text:p text:style-name="P58"><text:span text:style-name="T16">33</text:span></text:p>
                </table:table-cell>
                <table:table-cell>
                  <text:p text:style-name="P58"><text:span text:style-name="T16">23</text:span></text:p>
                </table:table-cell>
                <table:table-cell table:style-name="ce13">
                  <text:p text:style-name="P59"><text:span text:style-name="T17">A2</text:span></text:p>
                </table:table-cell>
                <table:table-cell>
                  <text:p text:style-name="P58"><text:span text:style-name="T16">69</text:span></text:p>
                </table:table-cell>
                <table:table-cell>
                  <text:p text:style-name="P58"><text:span text:style-name="T16">80</text:span></text:p>
                </table:table-cell>
                <table:table-cell>
                  <text:p text:style-name="P58"><text:span text:style-name="T16">EE</text:span></text:p>
                </table:table-cell>
                <table:table-cell>
                  <text:p text:style-name="P58"><text:span text:style-name="T16">FC</text:span></text:p>
                </table:table-cell>
                <table:table-cell>
                  <text:p text:style-name="P58"><text:span text:style-name="T16">A1</text:span></text:p>
                </table:table-cell>
              </table:table-row>
              <table:table-row table:style-name="ro11" table:default-cell-style-name="ce12">
                <table:table-cell>
                  <text:p text:style-name="P58"><text:span text:style-name="T16">4</text:span></text:p>
                </table:table-cell>
                <table:table-cell>
                  <text:p text:style-name="P58"><text:span text:style-name="T16">21</text:span></text:p>
                </table:table-cell>
                <table:table-cell>
                  <text:p text:style-name="P58"><text:span text:style-name="T16">0B</text:span></text:p>
                </table:table-cell>
                <table:table-cell>
                  <text:p text:style-name="P58"><text:span text:style-name="T16">7D</text:span></text:p>
                </table:table-cell>
                <table:table-cell>
                  <text:p text:style-name="P58"><text:span text:style-name="T16">69</text:span></text:p>
                </table:table-cell>
                <table:table-cell>
                  <text:p text:style-name="P58"><text:span text:style-name="T16">80</text:span></text:p>
                </table:table-cell>
                <table:table-cell>
                  <text:p text:style-name="P58"><text:span text:style-name="T16">95</text:span></text:p>
                </table:table-cell>
                <table:table-cell>
                  <text:p text:style-name="P58"><text:span text:style-name="T16">44</text:span></text:p>
                </table:table-cell>
                <table:table-cell>
                  <text:p text:style-name="P58"><text:span text:style-name="T16">98</text:span></text:p>
                </table:table-cell>
              </table:table-row>
              <table:table-row table:style-name="ro11" table:default-cell-style-name="ce12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2" table:default-cell-style-name="ce12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6.svm" xlink:type="simple" xlink:show="embed" xlink:actuate="onLoad"/>
          </draw:frame>
          <draw:custom-shape draw:style-name="gr50" draw:text-style-name="P24" draw:layer="layout" svg:width="2.5cm" svg:height="1cm" svg:x="10.011cm" svg:y="10cm">
            <text:p text:style-name="P23"><text:span text:style-name="T5">修改</text:span></text:p>
  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15:10:02.631310566</dc:date>
    <meta:editing-duration>PT12H26M6S</meta:editing-duration>
    <meta:editing-cycles>126</meta:editing-cycles>
    <meta:generator>LibreOffice/7.4.7.2$Linux_X86_64 LibreOffice_project/40$Build-2</meta:generator>
    <meta:document-statistic meta:object-count="176"/>
  </office:meta>
</office:document-meta>
</file>